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12168b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06e520e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style:font-size-asian="11pt" style:font-size-complex="11pt"/>
    </style:style>
    <style:style style:name="T131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officeooo:rsid="1035cc54"/>
    </style:style>
    <style:style style:name="T141" style:family="text">
      <style:text-properties officeooo:rsid="103b85c2"/>
    </style:style>
    <style:style style:name="T142" style:family="text">
      <style:text-properties officeooo:rsid="10d28a1c"/>
    </style:style>
    <style:style style:name="T143" style:family="text">
      <style:text-properties officeooo:rsid="10b6b930"/>
    </style:style>
    <style:style style:name="T144" style:family="text">
      <style:text-properties fo:language="en" fo:country="GB" officeooo:rsid="10b6b930"/>
    </style:style>
    <style:style style:name="T145" style:family="text">
      <style:text-properties fo:language="en" fo:country="GB"/>
    </style:style>
    <style:style style:name="T146" style:family="text">
      <style:text-properties fo:language="en" fo:country="GB" officeooo:rsid="10a19599"/>
    </style:style>
    <style:style style:name="T147" style:family="text">
      <style:text-properties fo:language="en" fo:country="GB" officeooo:rsid="10d28a1c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5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style:font-name="Liberation Sans" fo:font-size="12pt" fo:language="en" fo:country="GB" officeooo:rsid="0d1ec96e" style:font-size-asian="12pt" style:font-size-complex="12pt"/>
    </style:style>
    <style:style style:name="T177" style:family="text">
      <style:text-properties style:font-name="Liberation Sans" fo:font-size="12pt" fo:language="en" fo:country="GB" officeooo:rsid="110298af" style:font-size-asian="12pt" style:font-size-complex="12pt"/>
    </style:style>
    <style:style style:name="T178" style:family="text">
      <style:text-properties style:font-name="Liberation Sans" fo:font-size="12pt" fo:language="en" fo:country="GB" officeooo:rsid="0ff397b4" style:font-size-asian="12pt" style:font-size-complex="12pt"/>
    </style:style>
    <style:style style:name="T179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font-name="Liberation Sans" fo:font-size="12pt" fo:language="en" fo:country="GB" officeooo:rsid="0f51b898"/>
    </style:style>
    <style:style style:name="T18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language="en" fo:country="GB" style:text-underline-style="none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 and click </text:span><text:span text:style-name="T83">the </text:span><text:span text:style-name="Strong_20_Emphasis"><text:span text:style-name="T86">Install</text:span></text:span><text:span text:style-name="Strong_20_Emphasis"><text:span text:style-name="T87">ation</text:span></text:span><text:span text:style-name="Strong_20_Emphasis"><text:span text:style-name="T86">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8">Select </text:span><text:span text:style-name="Strong_20_Emphasis"><text:span text:style-name="T89">1</text:span></text:span><text:span text:style-name="T88"> Prepar</text:span><text:span text:style-name="T90">e </text:span><text:span text:style-name="T88">installation</text:span><text:span text:style-name="T91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2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3">Boot the computer from</text:span><text:span text:style-name="T94"><text:note text:id="ftn3" text:note-class="footnote"><text:note-citation>1</text:note-citation><text:note-body><text:p text:style-name="P42"><text:span text:style-name="T95">Boot menu/Setup via one of the </text:span><text:span text:style-name="T96">f</text:span><text:span text:style-name="T95">requently used keys: </text:span><text:span text:style-name="T97">Esc</text:span><text:span text:style-name="T98">, </text:span><text:span text:style-name="T97">Delete</text:span><text:span text:style-name="T98">, </text:span><text:span text:style-name="T97">F1</text:span><text:span text:style-name="T98">, </text:span><text:span text:style-name="T97">F2</text:span><text:span text:style-name="T98">, </text:span><text:span text:style-name="T97">F9</text:span><text:span text:style-name="T98">, </text:span><text:span text:style-name="T97">F10</text:span><text:span text:style-name="T98">, </text:span><text:span text:style-name="T97">F11</text:span><text:span text:style-name="T98">, or </text:span><text:span text:style-name="T97">F12</text:span></text:p></text:note-body></text:note></text:span><text:span text:style-name="T93"> an </text:span><text:span text:style-name="T99"><text:user-field-get text:name="Distro">Debian</text:user-field-get></text:span><text:span text:style-name="T100"><text:s/></text:span><text:span text:style-name="T101">Desktop</text:span><text:span text:style-name="T102"> </text:span><text:span text:style-name="T103">Live</text:span><text:span text:style-name="T104"><text:note text:id="ftn4" text:note-class="footnote"><text:note-citation>2</text:note-citation><text:note-body><text:p text:style-name="P43"><text:span text:style-name="T105">From a Live USB stick you can boot and work with </text:span><text:span text:style-name="T106"><text:user-field-get text:name="Distro">Debian</text:user-field-get></text:span><text:span text:style-name="T106"><text:s/></text:span><text:span text:style-name="T105">without modifying any files on the hard drive and also allows installation of </text:span><text:span text:style-name="T106"><text:user-field-get text:name="Distro">Debian</text:user-field-get></text:span><text:span text:style-name="T106">.</text:span></text:p></text:note-body></text:note></text:span><text:span text:style-name="T107"> USB stick</text:span><text:span text:style-name="T108"><text:note text:id="ftn5" text:note-class="footnote"><text:note-citation>3</text:note-citation><text:note-body><text:p text:style-name="P44"><text:span text:style-name="T109">Create a bootable USB stick:<text:line-break/>Download a CD image file (.iso) from</text:span><text:span text:style-name="T110"> </text:span><text:a xlink:type="simple" xlink:href="https://www.debian.org/" text:style-name="Internet_20_link" text:visited-style-name="Visited_20_Internet_20_Link"><text:span text:style-name="T111">debian.org</text:span></text:a><text:span text:style-name="T110">, </text:span><text:span text:style-name="T112">click </text:span><text:span text:style-name="Sterk_20_accent_20_voetnoot"><text:span text:style-name="T113">Other downloads</text:span></text:span><text:span text:style-name="T112"> (under Downloads) and then click </text:span><text:span text:style-name="Sterk_20_accent_20_voetnoot"><text:span text:style-name="T113">Live Gnome</text:span></text:span><text:span text:style-name="T112"> (under Try </text:span><text:span text:style-name="T112"><text:user-field-get text:name="Distro">Debian</text:user-field-get></text:span><text:span text:style-name="T112"><text:s/>live before installing).</text:span><text:span text:style-name="Strong_20_Emphasis"><text:span text:style-name="T109"><text:line-break/></text:span></text:span><text:span text:style-name="T114">The next steps are described in </text:span><text:span text:style-name="Sterk_20_accent_20_voetnoot"><text:span text:style-name="T115">Linux informati</text:span></text:span><text:span text:style-name="Sterk_20_accent_20_voetnoot"><text:span text:style-name="T116">on</text:span></text:span><text:span text:style-name="T114">, which can be found at </text:span><text:a xlink:type="simple" xlink:href="https://karelzimmer.nl/en" text:style-name="Internet_20_link" text:visited-style-name="Visited_20_Internet_20_Link"><text:span text:style-name="T117">karelzimmer.nl/en</text:span></text:a><text:span text:style-name="T114">.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19">Select </text:span><text:span text:style-name="T120">Live </text:span><text:span text:style-name="T121">system (amd64)</text:span><text:span text:style-name="T122"> </text:span><text:span text:style-name="T123">and press </text:span><text:span text:style-name="T124">the</text:span><text:span text:style-name="T125"> </text:span><text:span text:style-name="T126">Enter</text:span><text:span text:style-name="T124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2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28">Start the installation by clicking </text:span><text:span text:style-name="Strong_20_Emphasis"><text:span text:style-name="T129">Activities</text:span></text:span><text:span text:style-name="T128"> and clicking </text:span><text:span text:style-name="Strong_20_Emphasis"><text:span text:style-name="T129">Install Debian</text:span></text:span><text:span text:style-name="Strong_20_Emphasis"><text:span text:style-name="T128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30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31">Follow the installation screens and complete them.</text:span></text:span><text:span text:style-name="T132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33">Connect to the </text:span><text:span text:style-name="T134">network</text:span><text:span text:style-name="T133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35">At</text:span><text:span text:style-name="T128"> </text:span><text:span text:style-name="T129">Welcome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36">Select </text:span><text:span text:style-name="T137">application and </text:span><text:span text:style-name="T136">system language, and c</text:span><text:span text:style-name="T138">lic</text:span><text:span text:style-name="T135">k</text:span><text:span text:style-name="T138"> </text:span><text:span text:style-name="Strong_20_Emphasis"><text:span text:style-name="T139">Next</text:span>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40">At</text:span> <text:span text:style-name="Strong_20_Emphasis">Regio</text:span><text:span text:style-name="Strong_20_Emphasis"><text:span text:style-name="T141">n</text:span></text:span> <text:span text:style-name="T140">choose</text:span> <text:span text:style-name="Strong_20_Emphasis">Europ</text:span><text:span text:style-name="Strong_20_Emphasis"><text:span text:style-name="T140">e</text:span></text:span> <text:span text:style-name="T142">and click </text:span><text:span text:style-name="Strong_20_Emphasis"><text:span text:style-name="T142">Next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43">At</text:span> <text:span text:style-name="Strong_20_Emphasis"><text:span text:style-name="T143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44">Choose</text:span><text:span text:style-name="T145"> </text:span><text:span text:style-name="Strong_20_Emphasis"><text:span text:style-name="T145">English (US)</text:span></text:span><text:span text:style-name="T145"> </text:span><text:span text:style-name="T144">a</text:span><text:span text:style-name="T146">n</text:span><text:span text:style-name="T144">d</text:span><text:span text:style-name="T146"> </text:span><text:span text:style-name="Strong_20_Emphasis"><text:span text:style-name="T146">English (US, intl., with dead keys)</text:span></text:span><text:span text:style-name="T146">, </text:span><text:span text:style-name="T147">and click </text:span><text:span text:style-name="Strong_20_Emphasis"><text:span text:style-name="T147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48">At </text:span><text:span text:style-name="Strong_20_Emphasis"><text:span text:style-name="T149">Users</text:span>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51">E</text:span><text:span text:style-name="T152">nter </text:span><text:span text:style-name="Strong_20_Emphasis"><text:span text:style-name="T149">What is your name</text:span></text:span><text:span text:style-name="T153"> </text:span><text:span text:style-name="T154">&lt;</text:span><text:span text:style-name="T155">user</text:span><text:span text:style-name="T154">&gt;</text:span><text:span text:style-name="T156">, </text:span><text:span text:style-name="Strong_20_Emphasis"><text:span text:style-name="T157"><text:line-break/></text:span></text:span><text:span text:style-name="Strong_20_Emphasis"><text:span text:style-name="T158">What name do you want to use to log in</text:span></text:span><text:span text:style-name="T159"> </text:span><text:span text:style-name="T154">&lt;</text:span><text:span text:style-name="T155">user</text:span><text:span text:style-name="T160">name</text:span><text:span text:style-name="T154">&gt;</text:span><text:span text:style-name="T159">,</text:span><text:span text:style-name="Strong_20_Emphasis"><text:span text:style-name="T161"><text:line-break/></text:span></text:span><text:span text:style-name="Strong_20_Emphasis"><text:span text:style-name="T162">What is the na</text:span></text:span><text:span text:style-name="Strong_20_Emphasis"><text:span text:style-name="T158">me of </text:span></text:span><text:span text:style-name="Strong_20_Emphasis"><text:span text:style-name="T163">this</text:span></text:span><text:span text:style-name="Strong_20_Emphasis"><text:span text:style-name="T158"> computer</text:span></text:span><text:span text:style-name="T164"> &lt;</text:span><text:span text:style-name="T165">computerna</text:span><text:span text:style-name="T166">me&gt;</text:span><text:span text:style-name="T159">,</text:span><text:span text:style-name="Strong_20_Emphasis"><text:span text:style-name="T161"><text:line-break/></text:span></text:span><text:span text:style-name="Strong_20_Emphasis"><text:span text:style-name="T167">enter a </text:span></text:span><text:span text:style-name="Strong_20_Emphasis"><text:span text:style-name="T168">password</text:span></text:span><text:span text:style-name="T169"> twice </text:span><text:span text:style-name="T170">and click </text:span><text:span text:style-name="Strong_20_Emphasis"><text:span text:style-name="T171">Next</text:span></text:span><text:span text:style-name="T170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72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73">Log in as </text:span><text:span text:style-name="T154">&lt;</text:span><text:span text:style-name="T155">user</text:span><text:span text:style-name="T154">&gt;</text:span><text:span text:style-name="T173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74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75">Press the Super (Windows/command/magnifier) key or click in the upper left corner.</text:span><text:span text:style-name="T175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76">Type the </text:span><text:span text:style-name="T177">following </text:span><text:span text:style-name="T176">t</text:span><text:span text:style-name="T178">hree</text:span><text:span text:style-name="T176"> commands, each followed by the</text:span><text:span text:style-name="T71"> </text:span><text:span text:style-name="T77">Enter</text:span><text:span text:style-name="T176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79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78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 and click </text:span><text:span text:style-name="T83">the </text:span><text:span text:style-name="Strong_20_Emphasis"><text:span text:style-name="T86">Install</text:span></text:span><text:span text:style-name="Strong_20_Emphasis"><text:span text:style-name="T87">ation</text:span></text:span><text:span text:style-name="Strong_20_Emphasis"><text:span text:style-name="T86">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80">Se</text:span><text:span text:style-name="T181">lect</text:span><text:span text:style-name="T180"> </text:span><text:span text:style-name="Strong_20_Emphasis"><text:span text:style-name="T182">3</text:span></text:span><text:span text:style-name="T183"> </text:span><text:span text:style-name="T184">Finish installatio</text:span><text:span text:style-name="T185">n</text:span><text:span text:style-name="T91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86">S</text:span></text:span><text:span text:style-name="Strong_20_Emphasis"><text:span text:style-name="T187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88">Log in as</text:span><text:span text:style-name="T173"> </text:span><text:span text:style-name="T154">&lt;</text:span><text:span text:style-name="T155">user</text:span><text:span text:style-name="T154">&gt;</text:span><text:span text:style-name="T189"><text:note text:id="ftn7" text:note-class="footnote"><text:note-citation>1</text:note-citation><text:note-body><text:p text:style-name="P91"><text:span text:style-name="T190">Login any additional </text:span><text:span text:style-name="T191">user</text:span><text:span text:style-name="T192">s </text:span><text:span text:style-name="T190">and follow the same steps.</text:span></text:p></text:note-body></text:note></text:span><text:span text:style-name="T173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74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193">Follow the welcome screens.</text:span><text:span text:style-name="T127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 and click </text:span><text:span text:style-name="T83">the </text:span><text:span text:style-name="Strong_20_Emphasis"><text:span text:style-name="T86">Install</text:span></text:span><text:span text:style-name="Strong_20_Emphasis"><text:span text:style-name="T87">ation</text:span></text:span><text:span text:style-name="Strong_20_Emphasis"><text:span text:style-name="T86">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194">Select</text:span><text:span text:style-name="T180"> </text:span><text:span text:style-name="Strong_20_Emphasis"><text:span text:style-name="T182">4</text:span></text:span><text:span text:style-name="T195"> </text:span><text:span text:style-name="T196">Set up user</text:span><text:span text:style-name="T91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197">End of checklist,</text:span><text:span text:style-name="T198"> </text:span><text:span text:style-name="T198"><text:user-field-get text:name="Distro">Debian</text:user-field-get></text:span><text:span text:style-name="T100"><text:s/></text:span><text:span text:style-name="T101">Desktop</text:span><text:span text:style-name="T102"> </text:span><text:span text:style-name="T197">installation is complete.</text:span></text:p>
      <text:p text:style-name="P103"/>
      <text:p text:style-name="P104"><text:span text:style-name="T199">Written</text:span><text:span text:style-name="T200"> </text:span><text:span text:style-name="T199">by</text:span><text:span text:style-name="T200"> </text:span><text:a xlink:type="simple" xlink:href="mailto:info@karelzimmer.nl?subject=Checklist%20installation%20Linux" text:style-name="Internet_20_link" text:visited-style-name="Visited_20_Internet_20_Link"><text:span text:style-name="T201">Karel Zimmer</text:span></text:a><text:span text:style-name="T202">.</text:span></text:p>
      <text:p text:style-name="P105"><text:span text:style-name="T203">License </text:span><text:span text:style-name="T204">C</text:span><text:span text:style-name="T205">C0</text:span><text:span text:style-name="T202"> 1.0</text:span><text:span text:style-name="T206"> </text:span><text:span text:style-name="T206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6"><text:s/></text:span><text:span text:style-name="T206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8-11T15:26:11.146506560">11/08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26:11.071078717</dc:date>
    <meta:keyword>Installatie</meta:keyword>
    <meta:keyword>Checklist</meta:keyword>
    <meta:keyword>Linux</meta:keyword>
    <meta:editing-cycles>7083</meta:editing-cycles>
    <meta:editing-duration>P12DT13H38M53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91" meta:word-count="512" meta:character-count="3189" meta:non-whitespace-character-count="2715"/>
    <meta:user-defined meta:name="Info 1"/>
    <meta:user-defined meta:name="Info 2"/>
    <meta:user-defined meta:name="Info 3"/>
    <meta:user-defined meta:name="Info 4"/>
  </office:meta>
</office:document-meta>
</file>